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a55" officeooo:paragraph-rsid="00192a5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2a55" officeooo:paragraph-rsid="00192a5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2a55" officeooo:paragraph-rsid="00192a5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192a55"/>
    </style:style>
    <style:style style:name="P5" style:family="paragraph" style:parent-style-name="Standard">
      <style:paragraph-properties fo:text-align="justify" style:justify-single-word="false"/>
      <style:text-properties officeooo:rsid="001ab695" officeooo:paragraph-rsid="001ab695"/>
    </style:style>
    <style:style style:name="P6" style:family="paragraph" style:parent-style-name="Standard">
      <style:paragraph-properties fo:text-align="justify" style:justify-single-word="false"/>
      <style:text-properties officeooo:rsid="00192a55" officeooo:paragraph-rsid="00192a55"/>
    </style:style>
    <style:style style:name="T1" style:family="text">
      <style:text-properties fo:font-weight="normal" officeooo:rsid="00192a55" style:font-weight-asian="normal" style:font-weight-complex="normal"/>
    </style:style>
    <style:style style:name="T2" style:family="text">
      <style:text-properties officeooo:rsid="00197e47"/>
    </style:style>
    <style:style style:name="T3" style:family="text">
      <style:text-properties officeooo:rsid="001c7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 TUTORIAL</text:p>
      <text:p text:style-name="P3">1) screen is an ancient screen edition program. Firstly one should obtain it from repo:</text:p>
      <text:p text:style-name="P4"><text:span text:style-name="T1"><text:tab/></text:span>#sudo apt-get install screen </text:p>
      <text:p text:style-name="P1">2) useful commands ( few shortcuts ):</text:p>
      <text:p text:style-name="P1"><text:tab/>start:</text:p>
      <text:p text:style-name="P1"><text:tab/><text:tab/>#screen</text:p>
      <text:p text:style-name="P1"><text:tab/>welcome skip:</text:p>
      <text:p text:style-name="P1"><text:tab/><text:tab/>space</text:p>
      <text:p text:style-name="P1"><text:tab/>new screen:</text:p>
      <text:p text:style-name="P1"><text:tab/><text:tab/>Ctr+a c</text:p>
      <text:p text:style-name="P1"><text:tab/>active screens list:</text:p>
      <text:p text:style-name="P1"><text:tab/><text:tab/>Ctr+a w</text:p>
      <text:p text:style-name="P1"><text:tab/> <text:s text:c="2"/>horizontal ( _ ) screen split:</text:p>
      <text:p text:style-name="P1"><text:tab/><text:tab/>Ctr+a Shft+S</text:p>
      <text:p text:style-name="P1"><text:tab/> <text:s text:c="2"/>vertical ( | ) screen split:</text:p>
      <text:p text:style-name="P1"><text:tab/> <text:tab/>Ctr+a Shft+| </text:p>
      <text:p text:style-name="P1"><text:tab/>screen switching:</text:p>
      <text:p text:style-name="P1"><text:tab/><text:tab/>Ctr+a Tab</text:p>
      <text:p text:style-name="P1"><text:tab/>with few screen switch to previous:</text:p>
      <text:p text:style-name="P1"><text:tab/><text:tab/>Ctr+a Ctr+a</text:p>
      <text:p text:style-name="P1"><text:tab/>resize screen:</text:p>
      <text:p text:style-name="P1"><text:tab/><text:tab/>Ctr+a :resize</text:p>
      <text:p text:style-name="P1"><text:tab/>obtain one from few screens:</text:p>
      <text:p text:style-name="P1"><text:tab/><text:tab/>Ctr+a windowNo( 0 – 9 )</text:p>
      <text:p text:style-name="P1"><text:tab/>name currently active screen:</text:p>
      <text:p text:style-name="P1"><text:tab/><text:tab/>Ct+a Shft+A</text:p>
      <text:p text:style-name="P1"><text:tab/>start copy from one screen to another:</text:p>
      <text:p text:style-name="P1"><text:tab/><text:tab/>Ctr+a [</text:p>
      <text:p text:style-name="P1"><text:tab/>end copying and secondly paste in somewhere else ( another screen ):</text:p>
      <text:p text:style-name="P1"><text:tab/><text:tab/>Ctr+a ]</text:p>
      <text:p text:style-name="P1"><text:tab/>close active screen:</text:p>
      <text:p text:style-name="P1"><text:tab/><text:tab/>Ctr+a k</text:p>
      <text:p text:style-name="P1"><text:tab/>close:</text:p>
      <text:p text:style-name="P1"><text:tab/><text:tab/>Ctr+a \</text:p>
      <text:p text:style-name="P1"><text:tab/><text:span text:style-name="T3">help:</text:span></text:p>
      <text:p text:style-name="P1"><text:tab/><text:tab/><text:span text:style-name="T3">Ctr+a ?</text:span></text:p>
      <text:p text:style-name="P1">3) terminal listning is no <text:span text:style-name="T2">line</text:span> reversing <text:span text:style-name="T2">( Shft+PgUp )</text:span> – for log view one should save stream to file ( in current directory ) and open it in f.e. view:</text:p>
      <text:p text:style-name="P1"><text:tab/>#someLogCommand &amp;&gt;&gt; logFile.txt</text:p>
      <text:p text:style-name="P1"><text:tab/>#view logFile.txt</text:p>
      <text:p text:style-name="P5">4) there is quite useful internet explorer program w3m:</text:p>
      <text:p text:style-name="P5"><text:tab/>#sudo apt-get install w3m</text:p>
      <text:p text:style-name="P5"><text:s text:c="4"/>mouse handling for w3m:</text:p>
      <text:p text:style-name="P5"><text:tab/>#sudo apt-get install gpm</text:p>
      <text:p text:style-name="P5"><text:s text:c="4"/>internet stuff:</text:p>
      <text:p text:style-name="P5"><text:tab/>#w3m <text:a xlink:type="simple" xlink:href="http://www.google.com/" text:style-name="Internet_20_link" text:visited-style-name="Visited_20_Internet_20_Link">www.googl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42:46.053349586</meta:creation-date>
    <dc:date>2017-03-15T13:29:35.315360373</dc:date>
    <meta:editing-duration>PT5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184" meta:character-count="1120" meta:non-whitespace-character-count="908"/>
  </office:meta>
</office:document-meta>
</file>